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10000004171EB78EA665B81A6.png" manifest:media-type="image/png"/>
  <manifest:file-entry manifest:full-path="Pictures/1000020100000030000000309FE1A83206321307.png" manifest:media-type="image/png"/>
  <manifest:file-entry manifest:full-path="Pictures/100002010000003A00000030CB9EBAD0DE540F50.png" manifest:media-type="image/png"/>
  <manifest:file-entry manifest:full-path="Pictures/1000020100000030000000302258DF7990C8918C.png" manifest:media-type="image/png"/>
  <manifest:file-entry manifest:full-path="Pictures/100016E5000006B8000006B8A5E7D6A75BF10B37.svg" manifest:media-type="image/svg+xml"/>
  <manifest:file-entry manifest:full-path="Pictures/100002010000004000000040C957E8197BFB1B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424in" fo:margin-left="-0.0958in" fo:margin-top="0in" fo:margin-bottom="0in" style:page-number="auto" table:align="left" style:writing-mode="lr-tb"/>
    </style:style>
    <style:style style:name="Table1.A" style:family="table-column">
      <style:table-column-properties style:column-width="2.4542in"/>
    </style:style>
    <style:style style:name="Table1.B" style:family="table-column">
      <style:table-column-properties style:column-width="5.1882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958in" fo:padding-right="0.075in" fo:padding-top="0in" fo:padding-bottom="0in" fo:border="none"/>
    </style:style>
    <style:style style:name="Table1.B1" style:family="table-cell">
      <style:table-cell-properties fo:padding-left="0.1597in" fo:padding-right="0.0799in" fo:padding-top="0in" fo:padding-bottom="0in" fo:border="none"/>
    </style:style>
    <style:style style:name="P1" style:family="paragraph" style:parent-style-name="Heading_20_2">
      <style:paragraph-properties fo:margin-top="0in" fo:margin-bottom="0in" loext:contextual-spacing="true"/>
    </style:style>
    <style:style style:name="P2" style:family="paragraph" style:parent-style-name="Heading_20_2">
      <style:paragraph-properties fo:margin-top="0in" fo:margin-bottom="0in" loext:contextual-spacing="true"/>
      <style:text-properties officeooo:rsid="00263f90" officeooo:paragraph-rsid="00263f90"/>
    </style:style>
    <style:style style:name="P3" style:family="paragraph" style:parent-style-name="Name">
      <style:paragraph-properties fo:margin-top="0in" fo:margin-bottom="0in" loext:contextual-spacing="true" fo:text-align="start" style:justify-single-word="false"/>
    </style:style>
    <style:style style:name="P4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normal" style:font-style-asian="normal" style:font-style-complex="normal"/>
    </style:style>
    <style:style style:name="P5" style:family="paragraph" style:parent-style-name="Year">
      <style:paragraph-properties fo:margin-top="0in" fo:margin-bottom="0in" loext:contextual-spacing="true" fo:text-align="end" style:justify-single-word="false"/>
      <style:text-properties fo:color="#666666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fo:font-variant="normal" fo:text-transform="none" style:font-name="Cormorant Garamond Medium" fo:font-size="12pt" fo:letter-spacing="normal" fo:font-style="normal" fo:font-weight="normal" style:font-size-asian="12pt" style:font-style-asian="normal" style:font-weight-asian="normal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Heading_20_1">
      <style:paragraph-properties fo:margin-top="0in" fo:margin-bottom="0in" loext:contextual-spacing="true" fo:text-align="start" style:justify-single-word="false"/>
    </style:style>
    <style:style style:name="P11" style:family="paragraph" style:parent-style-name="Heading_20_1">
      <style:paragraph-properties fo:margin-top="0in" fo:margin-bottom="0in" loext:contextual-spacing="true" fo:text-align="start" style:justify-single-word="false"/>
      <style:text-properties fo:font-size="13pt" style:font-size-asian="13pt" style:font-size-complex="13pt"/>
    </style:style>
    <style:style style:name="P12" style:family="paragraph" style:parent-style-name="Text_20_body">
      <style:paragraph-properties fo:margin-top="0in" fo:margin-bottom="0in" loext:contextual-spacing="true"/>
    </style:style>
    <style:style style:name="P13" style:family="paragraph" style:parent-style-name="Job_20_Title">
      <style:paragraph-properties fo:margin-top="0in" fo:margin-bottom="0in" loext:contextual-spacing="true" fo:text-align="start" style:justify-single-word="false"/>
      <style:text-properties fo:font-size="18pt" style:font-size-asian="18pt" style:font-size-complex="18pt"/>
    </style:style>
    <style:style style:name="P14" style:family="paragraph" style:parent-style-name="Frame_20_contents">
      <style:paragraph-properties fo:margin-top="0in" fo:margin-bottom="0in" loext:contextual-spacing="false" fo:line-height="100%" fo:text-align="start" style:justify-single-word="false" style:punctuation-wrap="simple"/>
    </style:style>
    <style:style style:name="P15" style:family="paragraph" style:parent-style-name="Text_20_body">
      <style:paragraph-properties fo:margin-top="0in" fo:margin-bottom="0in" loext:contextual-spacing="false"/>
      <style:text-properties fo:color="#fc4a1a" fo:font-size="13pt" fo:font-weight="bold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fc4a1a"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fo:color="#4abdac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4abdac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.111in" loext:contextual-spacing="false" fo:text-align="start" style:justify-single-word="false"/>
    </style:style>
    <style:style style:name="P20" style:family="paragraph" style:parent-style-name="Standard">
      <style:paragraph-properties fo:margin-left="0in" fo:margin-right="0in" fo:margin-top="0.0402in" fo:margin-bottom="0in" loext:contextual-spacing="true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officeooo:paragraph-rsid="00263f90"/>
    </style:style>
    <style:style style:name="P22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officeooo:paragraph-rsid="001343fd" style:font-size-asian="10pt" style:font-weight-asian="bold" style:font-size-complex="10pt" style:font-weight-complex="bold"/>
    </style:style>
    <style:style style:name="P26" style:family="paragraph" style:parent-style-name="Heading_20_1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3pt" style:font-size-asian="13pt" style:font-size-complex="13pt"/>
    </style:style>
    <style:style style:name="P27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fo:font-weight="bold" style:font-weight-asian="bold" style:font-weight-complex="bold"/>
    </style:style>
    <style:style style:name="P28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/>
    </style:style>
    <style:style style:name="P29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officeooo:paragraph-rsid="001343fd"/>
    </style:style>
    <style:style style:name="P30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style:font-name="Cantarell" fo:font-size="10pt" style:font-size-asian="10pt" style:font-size-complex="10pt"/>
    </style:style>
    <style:style style:name="P31" style:family="paragraph" style:parent-style-name="Standard">
      <style:paragraph-properties fo:margin-left="0.15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32" style:family="paragraph" style:parent-style-name="Standard" style:list-style-name="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33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</style:style>
    <style:style style:name="P34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normal" style:font-weight-asian="normal" style:font-weight-complex="normal"/>
    </style:style>
    <style:style style:name="P35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36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officeooo:paragraph-rsid="001343fd" style:font-size-asian="10pt" style:font-weight-asian="bold" style:font-size-complex="10pt" style:font-weight-complex="bold"/>
    </style:style>
    <style:style style:name="P38" style:family="paragraph" style:parent-style-name="Standard" style:list-style-name="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39" style:family="paragraph" style:parent-style-name="Standard" style:list-style-name="WWNum4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40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fo:font-style="normal" officeooo:paragraph-rsid="002afb90" style:font-size-asian="10pt" style:font-style-asian="normal" style:font-size-complex="10pt" style:font-style-complex="normal"/>
    </style:style>
    <style:style style:name="P41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paragraph-rsid="00263f90" style:font-size-asian="10pt" style:font-size-complex="10pt"/>
    </style:style>
    <style:style style:name="P42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rsid="002afb90" officeooo:paragraph-rsid="002afb90" style:font-size-asian="10pt" style:font-size-complex="10pt"/>
    </style:style>
    <style:style style:name="P43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44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/>
    </style:style>
    <style:style style:name="P45" style:family="paragraph" style:parent-style-name="Standard" style:list-style-name="WWNum3">
      <style:paragraph-properties fo:margin-left="0.1598in" fo:margin-right="0in" fo:margin-top="0in" fo:margin-bottom="0in" loext:contextual-spacing="true" fo:text-align="start" style:justify-single-word="false" fo:text-indent="-0.1598in" style:auto-text-indent="false">
        <style:tab-stops/>
      </style:paragraph-properties>
      <style:text-properties style:font-name="Cantarell" fo:font-size="10pt" style:font-size-asian="10pt" style:font-size-complex="10pt"/>
    </style:style>
    <style:style style:name="P46" style:family="paragraph" style:parent-style-name="Text_20_body" style:list-style-name="WWNum3">
      <style:paragraph-properties fo:margin-left="0.1598in" fo:margin-right="0in" fo:margin-top="0in" fo:margin-bottom="0in" loext:contextual-spacing="true" fo:text-align="start" style:justify-single-word="false" fo:text-indent="-0.1598in" style:auto-text-indent="false">
        <style:tab-stops/>
      </style:paragraph-properties>
      <style:text-properties fo:font-size="10pt" style:font-size-asian="10pt" style:font-size-complex="10pt"/>
    </style:style>
    <style:style style:name="P47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000000" fo:font-size="13pt" fo:font-weight="bold" officeooo:rsid="002afb90" officeooo:paragraph-rsid="002afb90" style:font-size-asian="13pt" style:font-weight-asian="bold" style:font-size-complex="13pt" style:font-weight-complex="bold"/>
    </style:style>
    <style:style style:name="P48" style:family="paragraph" style:parent-style-name="Heading_20_3" style:list-style-name="WWNum2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4abdac"/>
      <style:paragraph-properties fo:text-align="start"/>
      <style:text-properties fo:color="#000000"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Calibri" fo:font-size="18pt" style:font-size-asian="18pt"/>
    </style:style>
    <style:style style:name="T3" style:family="text">
      <style:text-properties fo:color="#000000" style:font-name="Calibri" fo:font-size="10pt" fo:font-weight="bold" style:font-name-asian="Calibri1" style:font-size-asian="10pt" style:font-weight-asian="bold" style:font-size-complex="10pt" style:font-weight-complex="bold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variant="normal" fo:text-transform="none" fo:color="#ffffff" style:font-name="Cantarell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8" style:family="text">
      <style:text-properties fo:font-variant="normal" fo:text-transform="none" fo:color="#ffffff" style:font-name="Cantarell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9" style:family="text">
      <style:text-properties fo:color="#ffffff" style:text-underline-style="none" fo:font-weight="normal" style:font-weight-asian="normal" style:font-weight-complex="normal"/>
    </style:style>
    <style:style style:name="T10" style:family="text">
      <style:text-properties fo:color="#ffffff" style:text-position="super 58%" style:text-underline-style="none" fo:font-weight="normal" style:font-weight-asian="normal" style:font-weight-complex="normal"/>
    </style:style>
    <style:style style:name="T11" style:family="text">
      <style:text-properties fo:color="#ffffff" style:font-name="Cantarell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color="#ffffff" style:font-name="Cantarell" fo:font-size="10pt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ff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ffffff" fo:font-size="10pt" style:font-size-asian="10pt" style:font-size-complex="10pt"/>
    </style:style>
    <style:style style:name="T16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fc4a1a"/>
    </style:style>
    <style:style style:name="T18" style:family="text">
      <style:text-properties fo:color="#fc4a1a" fo:font-size="32pt" style:font-size-asian="32pt" style:font-size-complex="32pt"/>
    </style:style>
    <style:style style:name="T19" style:family="text">
      <style:text-properties fo:color="#fc4a1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c4a1a" fo:font-weight="bold" style:font-weight-asian="bold" style:font-weight-complex="bold"/>
    </style:style>
    <style:style style:name="T21" style:family="text">
      <style:text-properties fo:color="#fc4a1a" fo:font-weight="normal" style:font-weight-asian="normal" style:font-weight-complex="normal"/>
    </style:style>
    <style:style style:name="T22" style:family="text">
      <style:text-properties fo:color="#59b0b9" fo:font-size="12pt" style:font-size-asian="12pt" style:font-size-complex="12pt"/>
    </style:style>
    <style:style style:name="T23" style:family="text">
      <style:text-properties fo:color="#59b0b9" fo:font-weight="normal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22d3a" style:font-weight-asian="bold" style:font-weight-complex="bold"/>
    </style:style>
    <style:style style:name="T27" style:family="text">
      <style:text-properties officeooo:rsid="00222d3a"/>
    </style:style>
    <style:style style:name="T28" style:family="text">
      <style:text-properties officeooo:rsid="002a0402"/>
    </style:style>
    <style:style style:name="T29" style:family="text">
      <style:text-properties officeooo:rsid="002afb90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solid" draw:fill-color="#4abdac" draw:textarea-vertical-align="top" draw:auto-grow-height="false" fo:min-height="10.902in" fo:min-width="2.689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4398in" svg:y="9.1402in" svg:width="0.25in" svg:height="0.25in" draw:z-index="0">
        <draw:image xlink:href="Pictures/1000020100000030000000302258DF7990C8918C.png" xlink:type="simple" xlink:show="embed" xlink:actuate="onLoad" loext:mime-type="image/png"/>
      </draw:frame>
      <draw:frame draw:style-name="fr1" draw:name="Image7" text:anchor-type="page" text:anchor-page-number="1" svg:x="0.45in" svg:y="9.4736in" svg:width="0.25in" svg:height="0.25in" draw:z-index="4">
        <draw:image xlink:href="Pictures/100002010000004000000040C957E8197BFB1B39.png" xlink:type="simple" xlink:show="embed" xlink:actuate="onLoad" loext:mime-type="image/png"/>
      </draw:frame>
      <draw:frame draw:style-name="fr1" draw:name="Image8" text:anchor-type="page" text:anchor-page-number="1" svg:x="0.4598in" svg:y="9.852in" svg:width="0.2799in" svg:height="0.2299in" draw:z-index="3">
        <draw:image xlink:href="Pictures/100002010000003A00000030CB9EBAD0DE540F50.png" xlink:type="simple" xlink:show="embed" xlink:actuate="onLoad" loext:mime-type="image/png"/>
      </draw:frame>
      <draw:frame draw:style-name="fr1" draw:name="Image1" text:anchor-type="page" text:anchor-page-number="1" svg:x="0.4598in" svg:y="8.8098in" svg:width="0.2in" svg:height="0.2in" draw:z-index="1">
        <draw:image xlink:href="Pictures/1000020100000030000000309FE1A83206321307.png" xlink:type="simple" xlink:show="embed" xlink:actuate="onLoad" loext:mime-type="image/png"/>
      </draw:frame>
      <draw:frame draw:style-name="fr2" draw:name="Image3" text:anchor-type="page" text:anchor-page-number="1" svg:x="0.4327in" svg:y="10.1783in" svg:width="0.2799in" svg:height="0.2799in" draw:z-index="6">
        <draw:image xlink:href="Pictures/100016E5000006B8000006B8A5E7D6A75BF10B37.svg" xlink:type="simple" xlink:show="embed" xlink:actuate="onLoad" loext:mime-type="image/svg+xml"/>
        <draw:image xlink:href="Pictures/10000201000000410000004171EB78EA665B81A6.png" xlink:type="simple" xlink:show="embed" xlink:actuate="onLoad" loext:mime-type="image/png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custom-shape text:anchor-type="paragraph" draw:z-index="2" draw:name="Rectangle 11" draw:style-name="gr1" draw:text-style-name="P49" svg:width="2.8862in" svg:height="11.0004in" svg:x="-0.5366in" svg:y="-0.6583in"><text:p text:style-name="P14"><text:span text:style-name="T2"><text:s text:c="8"/></text:span><text:span text:style-name="T3"><text:s text:c="26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h text:style-name="P11" text:outline-level="1">ABOUT ME</text:h>
            <text:p text:style-name="P21"><text:span text:style-name="T7">Creative full stack developer</text:span><text:span text:style-name="T8"> looking to grow with a dedicated team. Enthusiastic to learn, spending my free time reading up on libraries and techniques. I am obsessed with surmounting engineering hurdles and hunting down pesky bugs. Over 5 years experience working in IT.</text:span></text:p>
            <text:p text:style-name="P8"/>
            <text:h text:style-name="P11" text:outline-level="1">AWARDS &amp; PUBS.</text:h>
            <text:h text:style-name="P32" text:outline-level="1">Airman of the Year - </text:h>
            <text:h text:style-name="P33" text:outline-level="1"><text:span text:style-name="T9">961</text:span><text:span text:style-name="T10">st</text:span><text:span text:style-name="T9"> AACS, Kadena AB, 2010</text:span></text:h>
            <text:h text:style-name="P34" text:outline-level="1"/>
            <text:h text:style-name="P35" text:outline-level="1">Journal Publication - </text:h>
            <text:h text:style-name="P38" text:outline-level="1"><text:span text:style-name="T11">Jackson, E. D.; Green, S. C.; Prieto, A. L. </text:span><text:span text:style-name="T12">Electrochemical Performance of Electrodeposited Zn4Sb3Films for Sodium-Ion Secondary Battery Anodes.</text:span><text:span text:style-name="T11"> ACS Applied Materials &amp; Interfaces 2015, 7 (14), 7447–7450.</text:span></text:h>
            <text:h text:style-name="P10" text:outline-level="1"/>
            <text:h text:style-name="P11" text:outline-level="1">SKILLS</text:h>
            <text:p text:style-name="P20"><text:span text:style-name="T13">Languages:</text:span><text:span text:style-name="T14"> <text:tab/></text:span><text:span text:style-name="T15"><text:tab/></text:span></text:p>
            <text:p text:style-name="P31">React, Node.js HTML, CSS, Javascript, PostgreSQL, Python</text:p>
            <text:p text:style-name="P23">Operating Systems: </text:p>
            <text:p text:style-name="P31">Linux (Arch/Antergos), MS Windows</text:p>
            <text:p text:style-name="P22"><text:span text:style-name="T13">DevOps: </text:span><text:span text:style-name="T16"><text:tab/></text:span></text:p>
            <text:p text:style-name="P31">Git</text:p>
            <text:p text:style-name="P22"><text:span text:style-name="T13">IDEs/Text Editors:</text:span><text:span text:style-name="T16"> <text:tab/></text:span></text:p>
            <text:p text:style-name="P31">VSCode, nVim</text:p>
            <text:h text:style-name="P36" text:outline-level="1">Misc:</text:h>
            <text:h text:style-name="P43" text:outline-level="1">Agile methodology</text:h>
            <text:h text:style-name="P44" text:outline-level="1"/>
            <text:h text:style-name="P26" text:outline-level="1">CONTACT</text:h>
            <text:p text:style-name="P27"/>
            <text:p text:style-name="P24"><text:s text:c="6"/>scott96707@gmail.com</text:p>
            <text:p text:style-name="P28"/>
            <text:p text:style-name="P24"><text:s text:c="6"/>(970) 231-4895</text:p>
            <text:p text:style-name="P25"/>
            <text:p text:style-name="P25"><text:s text:c="6"/>github.com/scott96707</text:p>
            <text:p text:style-name="P29"/>
            <text:p text:style-name="P25"><text:s text:c="6"/>in/scott96707/</text:p>
            <text:p text:style-name="P25"/>
            <text:p text:style-name="P25"><text:s text:c="6"/><text:span text:style-name="T28">scott96707.github.io</text:span></text:p>
            <text:p text:style-name="P25"/>
          </table:table-cell>
          <table:table-cell table:style-name="Table1.B1" office:value-type="string">
            <text:p text:style-name="P3"><text:span text:style-name="T18">Scott</text:span><text:span text:style-name="T4">Green</text:span></text:p>
            <text:p text:style-name="P13">Full Stack Developer | Denver, CO</text:p>
            <text:h text:style-name="P1" text:outline-level="2"/>
            <text:h text:style-name="P2" text:outline-level="2">PORTFOLIO</text:h>
            <text:p text:style-name="P47">(See portfolio page – scott96707.github.io)</text:p>
            <text:p text:style-name="P16">Face Recognition App</text:p>
            <text:p text:style-name="P18">React <text:s/>– Node.js – Express.js – <text:s/>PostgreSQL – JavaScript – HTML - CSS</text:p>
            <text:p text:style-name="P9">Register and login users to a PostreSQL database, input the URL of a photograph, and any human faces in the picture will be outlined with a border. Uses the free Clarifai API to identify faces in the photograph. <text:span text:style-name="T29">Hosted on Heroku.</text:span></text:p>
            <text:p text:style-name="P7"><text:span text:style-name="T5"><text:s text:c="3"/></text:span></text:p>
            <text:p text:style-name="P15">Star Wars App</text:p>
            <text:p text:style-name="P17">React – JavaScript – HTML - CSS</text:p>
            <text:p text:style-name="P9">Responsive front-end displaying information which is retrieved from a free <text:span text:style-name="T25">Star Wars API </text:span><text:span text:style-name="T26">endpoints</text:span><text:span text:style-name="T27"> </text:span><text:span text:style-name="T26">(tested using Postman)</text:span><text:span text:style-name="T27"> </text:span>and displayed on individual cards. Cards are interactive.</text:p>
            <text:p text:style-name="P7"/>
            <text:h text:style-name="P1" text:outline-level="2">WORK HISTORY</text:h>
            <text:p text:style-name="P5">(Sep. 2017 – Sep. 2018)</text:p>
            <text:p text:style-name="P12"><text:span text:style-name="T19">ASSOCIATE CONSULTANT</text:span><text:span text:style-name="T22"> </text:span>- T4S Partners</text:p>
            <text:list xml:id="list1897081333" text:style-name="WWNum1">
              <text:list-item>
                <text:p text:style-name="P40"><text:span text:style-name="T29">Designed</text:span> multiple back-end systems, including an auto-assignment ticketing system, REST API integration, and email parsing, <text:span text:style-name="T29">using a</text:span> declarative scripting languag<text:span text:style-name="T29">e.</text:span></text:p>
              </text:list-item>
              <text:list-item>
                <text:p text:style-name="P41">Pair programmed in an end-to-end development pipeline, with Dev., Test and Prod. servers. Coordinated testing, deployment of features, and bug fixes for a SaaS business product.</text:p>
              </text:list-item>
              <text:list-item>
                <text:p text:style-name="P41">Troubleshot production-affecting service outages. Determined causes and implemented solutions, minimizing downtime and improving client relations.</text:p>
              </text:list-item>
              <text:list-item>
                <text:p text:style-name="P42">Worked in a team to develop and maintain custom systems for multiple clients.</text:p>
              </text:list-item>
            </text:list>
            <text:p text:style-name="P4"/>
            <text:p text:style-name="P4">(June 2008 - June 2012)</text:p>
            <text:p text:style-name="P12"><text:span text:style-name="T20">COMPUTER TECHNICIAN</text:span><text:span text:style-name="T21"> </text:span><text:span text:style-name="T6">-</text:span><text:span text:style-name="T23"> </text:span>USAF | Kadena, Japan and Beale, CA</text:p>
            <text:list xml:id="list2917473641" text:style-name="WWNum2">
              <text:list-item>
                <text:h text:style-name="P48" text:outline-level="3"><text:bookmark-start text:name="__DdeLink__107_2893877265"/>Operated in teams composed of varied specialties to maintain two AWACS aircraft and a DCGS system.<text:bookmark-end text:name="__DdeLink__107_2893877265"/></text:h>
              </text:list-item>
            </text:list>
            <text:p text:style-name="P7"/>
            <text:h text:style-name="P1" text:outline-level="2">EDUCATION</text:h>
            <text:p text:style-name="P5">(May, 2016)</text:p>
            <text:p text:style-name="P12"><text:span text:style-name="T20">BACHELOR OF SCIENCE, CHEMISTRY</text:span><text:span text:style-name="T17"> </text:span>- Colorado State University</text:p>
            <text:list xml:id="list226069673" text:style-name="WWNum3">
              <text:list-item>
                <text:p text:style-name="P46">Organized study groups for advanced chemistry courses. Helped improve classmate’s grades from C’s to A’s.</text:p>
              </text:list-item>
              <text:list-item>
                <text:p text:style-name="P45">ACS certified degree with courses in organic, inorganic and physical</text:p>
              </text:list-item>
            </text:list>
            <text:p text:style-name="P30">chemistry, biochemistry, calculus-based statistics and physics.</text:p>
            <text:p text:style-name="P5"/>
            <text:p text:style-name="P5">(Sep. 2016 – August 2017)</text:p>
            <text:p text:style-name="P12"><text:span text:style-name="T20">MATERIALS SCIENCE ENGINEERING</text:span><text:span text:style-name="T17"> </text:span>- <text:span text:style-name="T24">University of Washington</text:span></text:p>
            <text:list xml:id="list3145516098" text:style-name="WWNum4">
              <text:list-item>
                <text:p text:style-name="P39">Advanced coursework in semiconductor theory and design.</text:p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entury Gothic" fo:font-family="'Century Gothic'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Cantarell" fo:font-family="Cantarel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Eczar" style:font-family-complex="Eczar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" style:font-family-complex="Eczar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Eczar" style:font-family-complex="Eczar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ffffff"/>
      <style:text-properties fo:color="#f2f2f2" fo:font-size="12pt" fo:letter-spacing="0.0071in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000000"/>
      <style:text-properties fo:font-size="14pt" fo:letter-spacing="0.0043in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00%"/>
      <style:text-properties fo:color="#59b0b9" fo:font-size="14pt" fo:letter-spacing="0.0043in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.0693in" loext:contextual-spacing="false" fo:line-height="100%"/>
      <style:text-properties fo:font-weight="bold" style:font-weight-asian="bold"/>
    </style:style>
    <style:style style:name="Nam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2e74b5" fo:font-size="28pt" fo:letter-spacing="0.0043in" fo:font-weight="bold" style:font-size-asian="28pt" style:font-weight-asian="bold"/>
    </style:style>
    <style:style style:name="Job_20_Title" style:display-name="Job Titl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808080" fo:font-size="22pt" fo:letter-spacing="0.0043in" style:font-size-asian="22pt"/>
    </style:style>
    <style:style style:name="Year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2f2f2" style:font-name="Century Gothic" fo:font-family="'Century Gothic'" style:font-family-generic="roman" style:font-pitch="variable" fo:font-size="12pt" fo:letter-spacing="0.0071in" fo:background-color="#2e74b5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043in" fo:font-weight="bold" style:font-size-asian="14pt" style:font-weight-asian="bold"/>
    </style:style>
    <style:style style:name="Heading_20_3_20_Char" style:display-name="Heading 3 Char" style:family="text" style:parent-style-name="Default_20_Paragraph_20_Font">
      <style:text-properties fo:color="#2e74b5" style:font-name="Century Gothic" fo:font-family="'Century Gothic'" style:font-family-generic="roman" style:font-pitch="variable" fo:font-size="14pt" fo:letter-spacing="0.0043in" style:font-size-asian="14pt"/>
    </style:style>
    <style:style style:name="Heading_20_4_20_Char" style:display-name="Heading 4 Char" style:family="text" style:parent-style-name="Default_20_Paragraph_20_Font">
      <style:text-properties style:font-name="Century Gothic" fo:font-family="'Century Gothic'" style:font-family-generic="roman" style:font-pitch="variable" fo:font-size="10pt" fo:font-weight="bold" style:font-size-asian="10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_5f_tgc" style:display-name="_tgc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ListLabel_20_3" style:display-name="ListLabel 3" style:family="text">
      <style:text-properties fo:color="#1155cc" style:font-name="Calibri" fo:font-family="Calibri" style:font-family-generic="roman" style:font-pitch="variable"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fo:color="#000000"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0" style:display-name="ListLabel 40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6" style:display-name="ListLabel 446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7" style:display-name="ListLabel 447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Symbol1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Symbol1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Symbol1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47" style:num-suffix="" text:bullet-char="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ymbol"/>
      </text:list-level-style-bullet>
      <text:list-level-style-bullet text:level="2" text:style-name="ListLabel_20_4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56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ListLabel_20_457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ListLabel_20_458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ListLabel_20_459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ListLabel_20_461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ListLabel_20_462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ListLabel_20_464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65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66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6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6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6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7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7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7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74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75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7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7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7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8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8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3in" fo:margin-bottom="0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83in" fo:margin-left="0in" fo:margin-right="0in" fo:margin-bottom="0.3189in" style:dynamic-spacing="true"/>
      </style:header-style>
      <style:footer-style>
        <style:header-footer-properties fo:min-height="0.2in" fo:margin-left="0in" fo:margin-right="0in" fo:margin-top="0.1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 text:c="19"/><text:tab/> <text:s text:c="99"/>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6:13:00</meta:creation-date>
    <meta:initial-creator>hloom.com</meta:initial-creator>
    <dc:language>en-US</dc:language>
    <dc:date>2019-02-09T08:24:10.151239258</dc:date>
    <meta:editing-cycles>113</meta:editing-cycles>
    <meta:editing-duration>PT4H33M51S</meta:editing-duration>
    <meta:generator>LibreOffice/6.1.4.2$Linux_X86_64 LibreOffice_project/10$Build-2</meta:generator>
    <meta:document-statistic meta:table-count="1" meta:image-count="5" meta:object-count="0" meta:page-count="1" meta:paragraph-count="56" meta:word-count="402" meta:character-count="2951" meta:non-whitespace-character-count="23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